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7cm" table:align="margins" style:may-break-between-rows="true" table:border-model="collapsing"/>
    </style:style>
    <style:style style:name="Glossario.A" style:family="table-column">
      <style:table-column-properties style:column-width="4.249cm" style:rel-column-width="16383*"/>
    </style:style>
    <style:style style:name="Glossario.D" style:family="table-column">
      <style:table-column-properties style:column-width="4.251cm" style:rel-column-width="16386*"/>
    </style:style>
    <style:style style:name="Glossari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lossario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Glossari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Glossario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lossario.4" style:family="table-row">
      <style:table-row-properties fo:keep-together="auto"/>
    </style:style>
    <style:style style:name="P1" style:family="paragraph" style:parent-style-name="Standard">
      <style:text-properties officeooo:rsid="000c803e" officeooo:paragraph-rsid="000c803e"/>
    </style:style>
    <style:style style:name="P2" style:family="paragraph" style:parent-style-name="Standard">
      <style:text-properties officeooo:rsid="000da18a" officeooo:paragraph-rsid="000da18a"/>
    </style:style>
    <style:style style:name="P3" style:family="paragraph" style:parent-style-name="Standard">
      <style:text-properties officeooo:rsid="000ecf77" officeooo:paragraph-rsid="000ecf77"/>
    </style:style>
    <style:style style:name="P4" style:family="paragraph" style:parent-style-name="Standard">
      <style:text-properties officeooo:rsid="000ecf77" officeooo:paragraph-rsid="000fbc1c"/>
    </style:style>
    <style:style style:name="P5" style:family="paragraph" style:parent-style-name="Standard">
      <style:text-properties officeooo:rsid="000fbc1c" officeooo:paragraph-rsid="000fbc1c"/>
    </style:style>
    <style:style style:name="P6" style:family="paragraph" style:parent-style-name="Standard">
      <style:text-properties officeooo:rsid="000fbc1c" officeooo:paragraph-rsid="001a97af"/>
    </style:style>
    <style:style style:name="P7" style:family="paragraph" style:parent-style-name="Standard">
      <style:text-properties officeooo:rsid="000fbc1c" officeooo:paragraph-rsid="00223798"/>
    </style:style>
    <style:style style:name="P8" style:family="paragraph" style:parent-style-name="Standard">
      <style:text-properties officeooo:rsid="0013328d" officeooo:paragraph-rsid="0013328d"/>
    </style:style>
    <style:style style:name="P9" style:family="paragraph" style:parent-style-name="Standard">
      <style:text-properties officeooo:paragraph-rsid="0013328d"/>
    </style:style>
    <style:style style:name="P10" style:family="paragraph" style:parent-style-name="Standard">
      <style:text-properties fo:font-weight="normal" officeooo:rsid="000da18a" officeooo:paragraph-rsid="0013328d" style:font-weight-asian="normal" style:font-weight-complex="normal"/>
    </style:style>
    <style:style style:name="P11" style:family="paragraph" style:parent-style-name="Standard">
      <style:text-properties fo:font-weight="normal" officeooo:rsid="0013328d" officeooo:paragraph-rsid="0013328d" style:font-weight-asian="normal" style:font-weight-complex="normal"/>
    </style:style>
    <style:style style:name="P12" style:family="paragraph" style:parent-style-name="Standard">
      <style:text-properties fo:font-weight="normal" officeooo:rsid="000c803e" officeooo:paragraph-rsid="0019f57a" style:font-weight-asian="normal" style:font-weight-complex="normal"/>
    </style:style>
    <style:style style:name="P13" style:family="paragraph" style:parent-style-name="Standard">
      <style:text-properties fo:font-weight="normal" officeooo:rsid="000ecf77" officeooo:paragraph-rsid="001a97af" style:font-weight-asian="normal" style:font-weight-complex="normal"/>
    </style:style>
    <style:style style:name="P14" style:family="paragraph" style:parent-style-name="Standard">
      <style:text-properties fo:font-weight="normal" officeooo:rsid="001bc534" officeooo:paragraph-rsid="001bc534" style:font-weight-asian="normal" style:font-weight-complex="normal"/>
    </style:style>
    <style:style style:name="P15" style:family="paragraph" style:parent-style-name="Standard">
      <style:text-properties fo:font-weight="normal" officeooo:rsid="001fe65f" officeooo:paragraph-rsid="0020d1f4" style:font-weight-asian="normal" style:font-weight-complex="normal"/>
    </style:style>
    <style:style style:name="P16" style:family="paragraph" style:parent-style-name="Standard">
      <style:text-properties fo:font-weight="normal" officeooo:rsid="000fbc1c" officeooo:paragraph-rsid="00223798" style:font-weight-asian="normal" style:font-weight-complex="normal"/>
    </style:style>
    <style:style style:name="P17" style:family="paragraph" style:parent-style-name="Standard">
      <style:text-properties fo:font-weight="normal" officeooo:paragraph-rsid="00223798" style:font-weight-asian="normal" style:font-weight-complex="normal"/>
    </style:style>
    <style:style style:name="P18" style:family="paragraph" style:parent-style-name="Standard">
      <style:text-properties fo:font-weight="normal" officeooo:rsid="0022aa7e" officeooo:paragraph-rsid="0022aa7e" style:font-weight-asian="normal" style:font-weight-complex="normal"/>
    </style:style>
    <style:style style:name="P19" style:family="paragraph" style:parent-style-name="Standard">
      <style:text-properties fo:font-weight="normal" officeooo:rsid="003c65cf" officeooo:paragraph-rsid="003c65cf" style:font-weight-asian="normal" style:font-weight-complex="normal"/>
    </style:style>
    <style:style style:name="P20" style:family="paragraph" style:parent-style-name="Standard">
      <style:text-properties fo:font-weight="bold" officeooo:rsid="0013328d" officeooo:paragraph-rsid="0013328d" style:font-weight-asian="bold" style:font-weight-complex="bold"/>
    </style:style>
    <style:style style:name="P21" style:family="paragraph" style:parent-style-name="Standard">
      <style:text-properties fo:font-weight="bold" officeooo:rsid="0013328d" officeooo:paragraph-rsid="001a97af" style:font-weight-asian="bold" style:font-weight-complex="bold"/>
    </style:style>
    <style:style style:name="P22" style:family="paragraph" style:parent-style-name="Standard">
      <style:text-properties fo:font-weight="bold" officeooo:rsid="0019f57a" officeooo:paragraph-rsid="0019f57a" style:font-weight-asian="bold" style:font-weight-complex="bold"/>
    </style:style>
    <style:style style:name="P23" style:family="paragraph" style:parent-style-name="Standard">
      <style:text-properties fo:font-weight="bold" officeooo:rsid="001a97af" officeooo:paragraph-rsid="001a97af" style:font-weight-asian="bold" style:font-weight-complex="bold"/>
    </style:style>
    <style:style style:name="P24" style:family="paragraph" style:parent-style-name="Standard">
      <style:text-properties fo:font-weight="bold" officeooo:rsid="001bc534" officeooo:paragraph-rsid="001bc534" style:font-weight-asian="bold" style:font-weight-complex="bold"/>
    </style:style>
    <style:style style:name="P25" style:family="paragraph" style:parent-style-name="Standard">
      <style:text-properties fo:font-weight="bold" officeooo:rsid="001fe65f" officeooo:paragraph-rsid="001fe65f" style:font-weight-asian="bold" style:font-weight-complex="bold"/>
    </style:style>
    <style:style style:name="P26" style:family="paragraph" style:parent-style-name="Standard">
      <style:text-properties fo:font-weight="bold" officeooo:rsid="00223798" officeooo:paragraph-rsid="00223798" style:font-weight-asian="bold" style:font-weight-complex="bold"/>
    </style:style>
    <style:style style:name="P27" style:family="paragraph" style:parent-style-name="Standard">
      <style:text-properties fo:font-weight="bold" officeooo:rsid="0022aa7e" officeooo:paragraph-rsid="0022aa7e" style:font-weight-asian="bold" style:font-weight-complex="bold"/>
    </style:style>
    <style:style style:name="P28" style:family="paragraph" style:parent-style-name="Standard">
      <style:text-properties fo:font-weight="bold" officeooo:rsid="0023a059" officeooo:paragraph-rsid="0023a059" style:font-weight-asian="bold" style:font-weight-complex="bold"/>
    </style:style>
    <style:style style:name="P29" style:family="paragraph" style:parent-style-name="Standard">
      <style:text-properties fo:font-weight="bold" officeooo:rsid="0025c64f" officeooo:paragraph-rsid="0025c64f" style:font-weight-asian="bold" style:font-weight-complex="bold"/>
    </style:style>
    <style:style style:name="P30" style:family="paragraph" style:parent-style-name="Standard">
      <style:text-properties officeooo:paragraph-rsid="00151f70"/>
    </style:style>
    <style:style style:name="P31" style:family="paragraph" style:parent-style-name="Standard">
      <style:text-properties officeooo:rsid="0016c151" officeooo:paragraph-rsid="0016c151"/>
    </style:style>
    <style:style style:name="P32" style:family="paragraph" style:parent-style-name="Standard">
      <style:text-properties officeooo:rsid="00184c16" officeooo:paragraph-rsid="00184c16"/>
    </style:style>
    <style:style style:name="P33" style:family="paragraph" style:parent-style-name="Standard">
      <style:text-properties officeooo:rsid="0018f44f" officeooo:paragraph-rsid="0018f44f"/>
    </style:style>
    <style:style style:name="P34" style:family="paragraph" style:parent-style-name="Standard">
      <style:text-properties officeooo:rsid="0019f34f" officeooo:paragraph-rsid="0019f34f"/>
    </style:style>
    <style:style style:name="P35" style:family="paragraph" style:parent-style-name="Standard">
      <style:text-properties officeooo:rsid="0023a059" officeooo:paragraph-rsid="0023a059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a7e" officeooo:paragraph-rsid="0022aa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059" officeooo:paragraph-rsid="0023a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rsid="0025c64f" officeooo:paragraph-rsid="0025c64f"/>
    </style:style>
    <style:style style:name="P39" style:family="paragraph" style:parent-style-name="Standard">
      <style:text-properties officeooo:rsid="0019f57a" officeooo:paragraph-rsid="0019f57a"/>
    </style:style>
    <style:style style:name="P40" style:family="paragraph" style:parent-style-name="Standard">
      <style:text-properties officeooo:rsid="004320c8" officeooo:paragraph-rsid="004320c8"/>
    </style:style>
    <style:style style:name="P41" style:family="paragraph" style:parent-style-name="Standard" style:list-style-name="L1">
      <style:text-properties officeooo:rsid="000c803e" officeooo:paragraph-rsid="000c803e"/>
    </style:style>
    <style:style style:name="P42" style:family="paragraph" style:parent-style-name="Standard" style:list-style-name="L3">
      <style:text-properties officeooo:rsid="000c803e" officeooo:paragraph-rsid="0013328d"/>
    </style:style>
    <style:style style:name="P43" style:family="paragraph" style:parent-style-name="Standard" style:list-style-name="L4">
      <style:text-properties officeooo:rsid="000c803e" officeooo:paragraph-rsid="0019f57a"/>
    </style:style>
    <style:style style:name="P44" style:family="paragraph" style:parent-style-name="Standard" style:list-style-name="L5">
      <style:text-properties officeooo:rsid="000c803e" officeooo:paragraph-rsid="0019f57a"/>
    </style:style>
    <style:style style:name="P45" style:family="paragraph" style:parent-style-name="Standard" style:list-style-name="L2">
      <style:text-properties officeooo:rsid="000fbc1c" officeooo:paragraph-rsid="001a97af"/>
    </style:style>
    <style:style style:name="P46" style:family="paragraph" style:parent-style-name="Standard" style:list-style-name="L2">
      <style:text-properties officeooo:rsid="000fbc1c" officeooo:paragraph-rsid="000fbc1c"/>
    </style:style>
    <style:style style:name="P47" style:family="paragraph" style:parent-style-name="Standard" style:list-style-name="L2">
      <style:text-properties officeooo:rsid="000fbc1c" officeooo:paragraph-rsid="00223798"/>
    </style:style>
    <style:style style:name="P48" style:family="paragraph" style:parent-style-name="Standard" style:list-style-name="L9">
      <style:text-properties officeooo:rsid="000fbc1c" officeooo:paragraph-rsid="00223798"/>
    </style:style>
    <style:style style:name="P49" style:family="paragraph" style:parent-style-name="Standard" style:list-style-name="L3">
      <style:text-properties officeooo:rsid="000da18a" officeooo:paragraph-rsid="0013328d"/>
    </style:style>
    <style:style style:name="P50" style:family="paragraph" style:parent-style-name="Standard" style:list-style-name="L4">
      <style:text-properties officeooo:rsid="000da18a" officeooo:paragraph-rsid="0028f3a4"/>
    </style:style>
    <style:style style:name="P51" style:family="paragraph" style:parent-style-name="Standard" style:list-style-name="L6">
      <style:text-properties officeooo:rsid="000da18a" officeooo:paragraph-rsid="001a97af"/>
    </style:style>
    <style:style style:name="P52" style:family="paragraph" style:parent-style-name="Standard" style:list-style-name="L4">
      <style:text-properties fo:font-weight="normal" officeooo:rsid="000c803e" officeooo:paragraph-rsid="0019f57a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0ecf77" officeooo:paragraph-rsid="001a97af" style:font-weight-asian="normal" style:font-weight-complex="normal"/>
    </style:style>
    <style:style style:name="P54" style:family="paragraph" style:parent-style-name="Standard" style:list-style-name="L7">
      <style:text-properties fo:font-weight="normal" officeooo:rsid="000fbc1c" officeooo:paragraph-rsid="00223798" style:font-weight-asian="normal" style:font-weight-complex="normal"/>
    </style:style>
    <style:style style:name="P55" style:family="paragraph" style:parent-style-name="Standard" style:list-style-name="L2">
      <style:text-properties fo:font-weight="normal" officeooo:rsid="000fbc1c" officeooo:paragraph-rsid="00223798" style:font-weight-asian="normal" style:font-weight-complex="normal"/>
    </style:style>
    <style:style style:name="P56" style:family="paragraph" style:parent-style-name="Standard" style:list-style-name="L9">
      <style:text-properties fo:font-weight="normal" officeooo:rsid="000fbc1c" officeooo:paragraph-rsid="00223798" style:font-weight-asian="normal" style:font-weight-complex="normal"/>
    </style:style>
    <style:style style:name="P57" style:family="paragraph" style:parent-style-name="Standard" style:list-style-name="L10">
      <style:text-properties fo:font-weight="normal" officeooo:rsid="001d6652" officeooo:paragraph-rsid="003564c3" style:font-weight-asian="normal" style:font-weight-complex="normal"/>
    </style:style>
    <style:style style:name="P58" style:family="paragraph" style:parent-style-name="Standard" style:list-style-name="L10">
      <style:text-properties fo:font-weight="normal" officeooo:rsid="001d6652" officeooo:paragraph-rsid="001d6652" style:font-weight-asian="normal" style:font-weight-complex="normal"/>
    </style:style>
    <style:style style:name="P59" style:family="paragraph" style:parent-style-name="Standard" style:list-style-name="L10">
      <style:text-properties fo:font-weight="normal" officeooo:rsid="001d6652" officeooo:paragraph-rsid="003e64e8" style:font-weight-asian="normal" style:font-weight-complex="normal"/>
    </style:style>
    <style:style style:name="P60" style:family="paragraph" style:parent-style-name="Standard" style:list-style-name="L10">
      <style:text-properties fo:font-weight="normal" officeooo:rsid="001f2911" officeooo:paragraph-rsid="001f2911" style:font-weight-asian="normal" style:font-weight-complex="normal"/>
    </style:style>
    <style:style style:name="P61" style:family="paragraph" style:parent-style-name="Standard" style:list-style-name="L10">
      <style:text-properties fo:font-weight="normal" officeooo:rsid="003ac662" officeooo:paragraph-rsid="003ac662" style:font-weight-asian="normal" style:font-weight-complex="normal"/>
    </style:style>
    <style:style style:name="P62" style:family="paragraph" style:parent-style-name="Standard" style:list-style-name="L10">
      <style:text-properties fo:font-weight="normal" officeooo:rsid="003b8813" officeooo:paragraph-rsid="003b8813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3c65cf" officeooo:paragraph-rsid="003c65cf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3fc548" officeooo:paragraph-rsid="003fc548" style:font-weight-asian="normal" style:font-weight-complex="normal"/>
    </style:style>
    <style:style style:name="P65" style:family="paragraph" style:parent-style-name="Standard" style:list-style-name="L10">
      <style:text-properties fo:font-weight="normal" officeooo:rsid="00411499" officeooo:paragraph-rsid="00411499" style:font-weight-asian="normal" style:font-weight-complex="normal"/>
    </style:style>
    <style:style style:name="P66" style:family="paragraph" style:parent-style-name="Standard" style:list-style-name="L5">
      <style:text-properties fo:font-weight="bold" officeooo:rsid="000c803e" officeooo:paragraph-rsid="0019f57a" style:font-weight-asian="bold" style:font-weight-complex="bold"/>
    </style:style>
    <style:style style:name="P67" style:family="paragraph" style:parent-style-name="Standard" style:list-style-name="L6">
      <style:text-properties officeooo:rsid="000ecf77" officeooo:paragraph-rsid="001a97af"/>
    </style:style>
    <style:style style:name="P68" style:family="paragraph" style:parent-style-name="Standard" style:list-style-name="L7">
      <style:text-properties officeooo:rsid="000ecf77" officeooo:paragraph-rsid="00223798"/>
    </style:style>
    <style:style style:name="P69" style:family="paragraph" style:parent-style-name="Standard" style:list-style-name="L8">
      <style:text-properties officeooo:paragraph-rsid="00223798"/>
    </style:style>
    <style:style style:name="P70" style:family="paragraph" style:parent-style-name="Standard" style:list-style-name="L11">
      <style:text-properties officeooo:paragraph-rsid="004320c8"/>
    </style:style>
    <style:style style:name="P71" style:family="paragraph" style:parent-style-name="Standard" style:list-style-name="L11">
      <style:text-properties officeooo:rsid="0043d806" officeooo:paragraph-rsid="0043d806"/>
    </style:style>
    <style:style style:name="P72" style:family="paragraph" style:parent-style-name="Standard" style:list-style-name="L11">
      <style:text-properties officeooo:rsid="0044b4f9" officeooo:paragraph-rsid="0044b4f9"/>
    </style:style>
    <style:style style:name="P73" style:family="paragraph" style:parent-style-name="Standard" style:list-style-name="L11">
      <style:text-properties officeooo:rsid="004640d1" officeooo:paragraph-rsid="004640d1"/>
    </style:style>
    <style:style style:name="P74" style:family="paragraph" style:parent-style-name="Standard" style:list-style-name="L11">
      <style:text-properties officeooo:rsid="0047d214" officeooo:paragraph-rsid="0047d214"/>
    </style:style>
    <style:style style:name="T1" style:family="text">
      <style:text-properties officeooo:rsid="000d436a"/>
    </style:style>
    <style:style style:name="T2" style:family="text">
      <style:text-properties officeooo:rsid="000e7968"/>
    </style:style>
    <style:style style:name="T3" style:family="text">
      <style:text-properties officeooo:rsid="000fbc1c"/>
    </style:style>
    <style:style style:name="T4" style:family="text">
      <style:text-properties officeooo:rsid="0011980c"/>
    </style:style>
    <style:style style:name="T5" style:family="text">
      <style:text-properties officeooo:rsid="001332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28d" style:font-weight-asian="bold" style:font-weight-complex="bold"/>
    </style:style>
    <style:style style:name="T8" style:family="text">
      <style:text-properties fo:font-weight="bold" officeooo:rsid="000d436a" style:font-weight-asian="bold" style:font-weight-complex="bold"/>
    </style:style>
    <style:style style:name="T9" style:family="text">
      <style:text-properties fo:font-weight="bold" officeooo:rsid="000e7968" style:font-weight-asian="bold" style:font-weight-complex="bold"/>
    </style:style>
    <style:style style:name="T10" style:family="text">
      <style:text-properties fo:font-weight="bold" officeooo:rsid="00151f70" style:font-weight-asian="bold" style:font-weight-complex="bold"/>
    </style:style>
    <style:style style:name="T11" style:family="text">
      <style:text-properties fo:font-weight="bold" officeooo:rsid="0018f44f" style:font-weight-asian="bold" style:font-weight-complex="bold"/>
    </style:style>
    <style:style style:name="T12" style:family="text">
      <style:text-properties fo:font-weight="bold" officeooo:rsid="000fbc1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328d" style:font-weight-asian="normal" style:font-weight-complex="normal"/>
    </style:style>
    <style:style style:name="T15" style:family="text">
      <style:text-properties fo:font-weight="normal" officeooo:rsid="0018f44f" style:font-weight-asian="normal" style:font-weight-complex="normal"/>
    </style:style>
    <style:style style:name="T16" style:family="text">
      <style:text-properties fo:font-weight="normal" officeooo:rsid="000fbc1c" style:font-weight-asian="normal" style:font-weight-complex="normal"/>
    </style:style>
    <style:style style:name="T17" style:family="text">
      <style:text-properties fo:font-style="normal" fo:font-weight="bold" officeooo:rsid="0013328d" style:font-style-asian="normal" style:font-weight-asian="bold" style:font-style-complex="normal" style:font-weight-complex="bold"/>
    </style:style>
    <style:style style:name="T18" style:family="text">
      <style:text-properties officeooo:rsid="00151f70"/>
    </style:style>
    <style:style style:name="T19" style:family="text">
      <style:text-properties officeooo:rsid="0018f44f"/>
    </style:style>
    <style:style style:name="T20" style:family="text">
      <style:text-properties officeooo:rsid="001bc534"/>
    </style:style>
    <style:style style:name="T21" style:family="text">
      <style:text-properties officeooo:rsid="001fe65f"/>
    </style:style>
    <style:style style:name="T22" style:family="text">
      <style:text-properties officeooo:rsid="0020d1f4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8f3a4" fo:background-color="#ffff00" loext:char-shading-value="0"/>
    </style:style>
    <style:style style:name="T25" style:family="text">
      <style:text-properties officeooo:rsid="0023a059"/>
    </style:style>
    <style:style style:name="T26" style:family="text">
      <style:text-properties officeooo:rsid="002566a6"/>
    </style:style>
    <style:style style:name="T27" style:family="text">
      <style:text-properties officeooo:rsid="0026e8d6"/>
    </style:style>
    <style:style style:name="T28" style:family="text">
      <style:text-properties officeooo:rsid="002be8f1"/>
    </style:style>
    <style:style style:name="T29" style:family="text">
      <style:text-properties officeooo:rsid="002f04e2"/>
    </style:style>
    <style:style style:name="T30" style:family="text">
      <style:text-properties officeooo:rsid="00326ae1"/>
    </style:style>
    <style:style style:name="T31" style:family="text">
      <style:text-properties officeooo:rsid="0037ea93"/>
    </style:style>
    <style:style style:name="T32" style:family="text">
      <style:text-properties officeooo:rsid="003a41fd"/>
    </style:style>
    <style:style style:name="T33" style:family="text">
      <style:text-properties officeooo:rsid="003ac662"/>
    </style:style>
    <style:style style:name="T34" style:family="text">
      <style:text-properties officeooo:rsid="003c65cf"/>
    </style:style>
    <style:style style:name="T35" style:family="text">
      <style:text-properties officeooo:rsid="003e64e8"/>
    </style:style>
    <style:style style:name="T36" style:family="text">
      <style:text-properties officeooo:rsid="003f4744"/>
    </style:style>
    <style:style style:name="T37" style:family="text">
      <style:text-properties officeooo:rsid="004320c8"/>
    </style:style>
    <style:style style:name="T38" style:family="text">
      <style:text-properties officeooo:rsid="0043d8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Home Booking: requisiti rivisti</text:p>
      <text:p text:style-name="P1"/>
      <text:p text:style-name="P1">Scaletta:</text:p>
      <text:list xml:id="list2416092802" text:style-name="L1">
        <text:list-item>
          <text:p text:style-name="P41">Requisiti rivisti: <text:span text:style-name="T4">OK</text:span></text:p>
        </text:list-item>
        <text:list-item>
          <text:p text:style-name="P41"><text:s/>Raggruppamento frasi <text:span text:style-name="T20">(a cosa serve??): finire</text:span></text:p>
        </text:list-item>
        <text:list-item>
          <text:p text:style-name="P41">Specifiche operazioni</text:p>
        </text:list-item>
      </text:list>
      <text:p text:style-name="P35">(<text:span text:style-name="T23">In giallo</text:span> sono identificati i concetti principali del dominio applicativo, rappresentati nello schema schelettro)</text:p>
      <text:p text:style-name="P1"/>
      <text:p text:style-name="P1">Si vuole realizzare una base di dati per un servizio che permette di affittare e prenotare</text:p>
      <text:p text:style-name="P1">alloggi di vario tipo ad esempio interi <text:span text:style-name="T5">alloggi</text:span>, stanze private (camera privata e spazi</text:p>
      <text:p text:style-name="P1">comuni) e stanze condivise (spazio in comune e camera condivisa)<text:span text:style-name="T6">.</text:span></text:p>
      <text:p text:style-name="P1"/>
      <text:p text:style-name="P1">Degli <text:span text:style-name="T23">utenti</text:span> del servizio rappresentiamo indirizzo email, password, nome, cognome,</text:p>
      <text:p text:style-name="P1">numero/i di telefono, metodo di pagamento<text:span text:style-name="T6"> (*),</text:span> eventuale foto delle carta d’identità <text:span text:style-name="T6">(**)</text:span>, tipo (ospite, host, superhost) <text:span text:style-name="T1">ed eventuale badge</text:span><text:span text:style-name="T26">(qualora siano superhost)</text:span><text:span text:style-name="T1"> </text:span><text:span text:style-name="T8">(dipende funzionalmente da tipo)</text:span><text:span text:style-name="T1">.</text:span></text:p>
      <text:p text:style-name="P1"><text:span text:style-name="T1">Un</text:span> “host” <text:span text:style-name="T1">può</text:span> diventare “superhost” se soddisfa i seguenti requisiti: <text:span text:style-name="T11">(***)</text:span></text:p>
      <text:p text:style-name="P1"><text:tab/>●Dev<text:span text:style-name="T1">e</text:span> aver completato almeno 10 soggiorni, per un totale di almeno 100 notti.</text:p>
      <text:p text:style-name="P1"><text:tab/>●Dev<text:span text:style-name="T1">e</text:span> aver conservato un tasso di cancellazione dell'1% (una cancellazione ogni</text:p>
      <text:p text:style-name="P1"><text:tab/>100 prenotazioni) massimo. </text:p>
      <text:p text:style-name="P1"><text:tab/>● <text:span text:style-name="T19">La media di tutte le recensioni ricevute deve essere maggiore od uguale a 4.8</text:span></text:p>
      <text:p text:style-name="P29">(******)</text:p>
      <text:p text:style-name="P1"/>
      <text:p text:style-name="P2">Degli <text:span text:style-name="T23">alloggi</text:span> prenotabili rappresentiamo nome, indirizzo, una descrizione, il prezzo per</text:p>
      <text:p text:style-name="P2">notte per persona e <text:span text:style-name="T2">comprensivo di </text:span><text:span text:style-name="T9">(****)</text:span> costi di pulizia, delle foto dell’alloggio, i servizi inclusi (ad esempio, cucina, wi-fi, lavatrice, ecc.), numero di letti, orario di check-in, orario di check-out, host proprietario, il rating medio ed il numero di recensioni.</text:p>
      <text:p text:style-name="P2"/>
      <text:p text:style-name="P2">Gli utenti possono aggiungere alcun<text:span text:style-name="T25">i alloggi</text:span> tra i preferiti. Gli utenti possono avere diverse</text:p>
      <text:p text:style-name="P2">liste, ad esempio in base al viaggio che vogliono compiere <text:span text:style-name="T9">(*****).</text:span></text:p>
      <text:p text:style-name="P2"/>
      <text:p text:style-name="P2">Gli utenti possono prenotare degli alloggi di qualsiasi tipo.</text:p>
      <text:p text:style-name="P3">Delle <text:span text:style-name="T23">prenotazion</text:span><text:span text:style-name="T24">i</text:span> effettuate dagli utenti rappresentiamo data d’inizio, data di fine, <text:span text:style-name="T3">numero di ospiti, eventuali nomi degli ospiti (qualora siano utenti del servizio) ed il costo totale.</text:span></text:p>
      <text:p text:style-name="P4">La prenotazione deve essere confermata o rifiutata dall’host: se confermata viene eseguito il pagamento. </text:p>
      <text:p text:style-name="P4">Inoltre, la prenotazione può essere cancellata sia dall’ospite che dall’host.</text:p>
      <text:p text:style-name="P4"/>
      <text:p text:style-name="P4">Al termine del soggiorno, gli ospiti e gli host si possono valutare a vicenda. </text:p>
      <text:p text:style-name="P4"><text:span text:style-name="T3">Dell</text:span>a <text:span text:style-name="T23">recensione</text:span> fatta dagli ospiti <text:span text:style-name="T3">rappresentiamo</text:span> due testi (uno per <text:span text:style-name="T25">l’alloggio</text:span> e uno per l’host) e una serie di punteggi in una scala da 1 a 5 su dimensioni come pulizia, comunicazione, posizione, qualità/prezzo.</text:p>
      <text:p text:style-name="P5">Della recensione dell’ host rappresentiamo solo un commento testuale.</text:p>
      <text:p text:style-name="P5">Le recensioni possono essere visibili o non visibili. </text:p>
      <text:p text:style-name="P6">Esse diventano visibili in due casi:</text:p>
      <text:list xml:id="list902172223" text:style-name="L2">
        <text:list-item>
          <text:p text:style-name="P45">host ed ospiti hanno fatto le rispettive recensioni </text:p>
        </text:list-item>
        <text:list-item>
          <text:p text:style-name="P46">oppure se l’host non ha fatto la propria recensione, quella degli ospiti diventa visibile dopo 7 giorni dalla fine del soggiorno.</text:p>
        </text:list-item>
        <text:list-item>
          <text:p text:style-name="P46">oppure se gli ospiti non hanno fatto la propria recensione, quella dell’host diventa visibile dopo 7 giorni dalla fine del soggiorno. </text:p>
        </text:list-item>
      </text:list>
      <text:p text:style-name="P5"/>
      <text:p text:style-name="P5"><text:soft-page-break/>Gli host e gli ospiti possono commentare più volte le <text:span text:style-name="T25">recensioni</text:span> in cui sono coinvolti, creando un thread di discussione.</text:p>
      <text:p text:style-name="P5">Le recensioni sono visibili sui profili degli utenti suddivise in base a quelle ricevute come</text:p>
      <text:p text:style-name="P5">ospite e come host.</text:p>
      <text:p text:style-name="P5"/>
      <text:p text:style-name="P5"/>
      <text:p text:style-name="P20">Frasi riferite agli alloggi:</text:p>
      <text:list xml:id="list510589499" text:style-name="L3">
        <text:list-item>
          <text:p text:style-name="P42">Si vuole realizzare una base di dati per un servizio che permette di affittare e prenotare</text:p>
          <text:p text:style-name="P42">alloggi di vario tipo ad esempio interi appartamenti, stanze private (camera privata e spazi</text:p>
          <text:p text:style-name="P42">comuni) e stanze condivise (spazio in comune e camera condivisa). <text:span text:style-name="T7">(Frase che identifica i tipi di alloggio)</text:span></text:p>
        </text:list-item>
        <text:list-item>
          <text:p text:style-name="P49">Degli alloggi prenotabili rappresentiamo nome, indirizzo, una descrizione, il prezzo per</text:p>
          <text:p text:style-name="P49">notte per persona e <text:span text:style-name="T2">comprensivo di </text:span>costi di pulizia, delle foto dell’alloggio, i servizi inclusi (ad esempio, cucina, wi-fi, lavatrice, ecc.), numero di letti, orario di check-in, orario di check-out, host proprietario, il rating medio ed il numero di recensioni. <text:span text:style-name="T7">(Frase che identifica le caratteristiche degli alloggi)</text:span></text:p>
        </text:list-item>
      </text:list>
      <text:p text:style-name="P10"/>
      <text:p text:style-name="P22">Frasi riferite agli utenti</text:p>
      <text:list xml:id="list2846917748" text:style-name="L4">
        <text:list-item>
          <text:p text:style-name="P43">Degli utenti del servizio rappresentiamo indirizzo email, password, nome, cognome,</text:p>
          <text:p text:style-name="P52">numero/i di telefono, metodo di pagamento, eventuale foto delle carta d’identità, tipo (ospite, host, superhost) <text:span text:style-name="T1">ed eventuale badge </text:span><text:span text:style-name="T26">(qualora siano superhost)</text:span><text:span text:style-name="T1">.</text:span></text:p>
        </text:list-item>
        <text:list-item>
          <text:p text:style-name="P50">Gli utenti possono aggiungere alcun<text:span text:style-name="T25">i alloggi</text:span> tra i preferiti. </text:p>
          <text:p text:style-name="P50">Gli utenti possono avere diverse <text:span text:style-name="T13">liste, ad esempio in base al viaggio che vogliono compiere </text:span></text:p>
        </text:list-item>
      </text:list>
      <text:p text:style-name="P12"/>
      <text:p text:style-name="P22">Frasi riferite ai superhost</text:p>
      <text:list xml:id="list274530124" text:style-name="L5">
        <text:list-item>
          <text:p text:style-name="P44"><text:span text:style-name="T1">Un</text:span> “host” <text:span text:style-name="T1">può</text:span> diventare “superhost” se soddisfa i seguenti requisiti: <text:span text:style-name="T11">(***)</text:span></text:p>
          <text:p text:style-name="P44"><text:tab/>● Dev<text:span text:style-name="T1">e</text:span> aver completato almeno 10 soggiorni, per un totale di almeno 100 <text:s/><text:tab/> <text:s text:c="2"/>notti.</text:p>
          <text:p text:style-name="P44"><text:tab/>● Dev<text:span text:style-name="T1">e</text:span> aver conservato un tasso di cancellazione dell'1% (una cancellazione <text:s text:c="10"/><text:tab/> <text:s text:c="3"/>ogni</text:p>
          <text:p text:style-name="P44"><text:tab/>100 prenotazioni) massimo. </text:p>
          <text:p text:style-name="P66"><text:tab/>● <text:span text:style-name="T15">La media di tutte le recensioni ricevute deve essere maggiore od uguale a <text:s text:c="2"/><text:tab/> <text:s text:c="2"/>4.8</text:span></text:p>
        </text:list-item>
      </text:list>
      <text:p text:style-name="P10"/>
      <text:p text:style-name="P23">Frasi relative alle prenotazioni</text:p>
      <text:list xml:id="list1582276521" text:style-name="L6">
        <text:list-item>
          <text:p text:style-name="P51">Gli utenti possono prenotare degli alloggi di qualsiasi tipo.</text:p>
          <text:p text:style-name="P67">Delle prenotazione effettuate dagli utenti rappresentiamo data d’inizio, data di fine, <text:span text:style-name="T3">numero di ospiti, eventuali nomi degli ospiti (qualora siano utenti del servizio) ed il costo totale.</text:span></text:p>
          <text:p text:style-name="P67">La prenotazione deve essere confermata o rifiutata dall’host: se confermata viene eseguito il pagamento. </text:p>
          <text:p text:style-name="P53">Inoltre, la prenotazione può essere cancellata sia dall’ospite che dall’host.</text:p>
        </text:list-item>
      </text:list>
      <text:p text:style-name="P13"/>
      <text:p text:style-name="P26">Frasi relative alle recensioni</text:p>
      <text:list xml:id="list770962861" text:style-name="L7">
        <text:list-item>
          <text:p text:style-name="P68">Al termine del soggiorno, gli ospiti e gli host si possono valutare a vicenda. </text:p>
          <text:p text:style-name="P68"><text:span text:style-name="T3">Dell</text:span>a <text:span text:style-name="T23">recensione</text:span> fatta dagli ospiti <text:span text:style-name="T3">rappresentiamo</text:span> due testi (uno per l’appartamento e uno per l’host) e una serie di punteggi in una scala da 1 a 5 su dimensioni come pulizia, comunicazione, posizione, qualità/prezzo.</text:p>
          <text:p text:style-name="P54">Della recensione dell’ host rappresentiamo solo un commento testuale.</text:p>
        </text:list-item>
      </text:list>
      <text:p text:style-name="P16"/>
      <text:p text:style-name="P26">Frasi relative alla visibilità delle recensioni</text:p>
      <text:list xml:id="list2590336753" text:style-name="L8">
        <text:list-item>
          <text:p text:style-name="P69"><text:span text:style-name="T16">Le recensioni possono essere visibili o non visibili.</text:span><text:span text:style-name="T12"> </text:span></text:p>
        </text:list-item>
      </text:list>
      <text:p text:style-name="P7"><text:soft-page-break/><text:tab/><text:tab/>Esse diventano visibili in due casi:</text:p>
      <text:list xml:id="list101230395571742" text:continue-list="list90217222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7">host ed ospiti hanno fatto le rispettive recensioni </text:p>
                        </text:list-item>
                        <text:list-item>
                          <text:p text:style-name="P47">oppure se l’host non ha fatto la propria recensione, quella degli ospiti diventa visibile dopo 7 giorni dalla fine del soggiorno.</text:p>
                        </text:list-item>
                        <text:list-item>
                          <text:p text:style-name="P55">oppure se gli ospiti non hanno fatto la propria recensione, quella dell’host diventa visibile dopo 7 giorni dalla fine del soggiorno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6">Frasi relative alle operazioni su recensioni</text:p>
      <text:list xml:id="list24187372" text:style-name="L9">
        <text:list-item>
          <text:p text:style-name="P48">Gli host e gli ospiti possono commentare più volte le review in cui sono coinvolti, creando un thread di discussione.</text:p>
          <text:p text:style-name="P48">Le recensioni sono visibili sui profili degli utenti suddivise in base a quelle ricevute come</text:p>
          <text:p text:style-name="P56">ospite e come host <text:span text:style-name="T27">(questo è un dettaglio che interessa ci progetta l’applicazione)</text:span></text:p>
        </text:list-item>
      </text:list>
      <text:p text:style-name="P13"/>
      <text:p text:style-name="P25">Disclaimer: <text:span text:style-name="T13">tutte le statistiche che seguono sono state elaborate a partire da quelle presenti in</text:span></text:p>
      <text:p text:style-name="P15"><text:a xlink:type="simple" xlink:href="https://ipropertymanagement.com/research/airbnb-statistics" text:style-name="Internet_20_link" text:visited-style-name="Visited_20_Internet_20_Link"><text:span text:style-name="T22">v</text:span></text:a><text:span text:style-name="T22">ari siti (*******),</text:span> supponendo una distribuzione uniforme discreta, <text:span text:style-name="T22">che costituisce ovviamente un’ipotesi molto grossolana, soprattutto per quanto concerne la distribuzione delle prenotazioni</text:span>)</text:p>
      <text:p text:style-name="P21"/>
      <text:p text:style-name="P24">Specifiche sulle operazioni</text:p>
      <text:p text:style-name="P14"/>
      <text:p text:style-name="P14"><text:tab/><text:span text:style-name="T31">Disclaimer: con tasso di cancellazione si intende cancellazione utente + cancellazione host</text:span></text:p>
      <text:list xml:id="list4252701460" text:style-name="L10">
        <text:list-item>
          <text:p text:style-name="P57">Aggiornamento tasso di cancellazione, <text:span text:style-name="T30">numero soggiorni, numero notti, valutazione media</text:span> (1 volta al<text:span text:style-name="T28">la settimana</text:span>)</text:p>
        </text:list-item>
        <text:list-item>
          <text:p text:style-name="P58">Controllo ed eventuale aggiornamento status utente da host a superhost (1 volta al giorno)</text:p>
        </text:list-item>
        <text:list-item>
          <text:p text:style-name="P58">Calcolo classifica degli alloggi più graditi (1 volta al mese)</text:p>
        </text:list-item>
        <text:list-item>
          <text:p text:style-name="P58">Registrazione nuov<text:span text:style-name="T36">o</text:span> utent<text:span text:style-name="T36">e</text:span> (<text:span text:style-name="T22">1300000</text:span> volte al giorno)</text:p>
        </text:list-item>
        <text:list-item>
          <text:p text:style-name="P58">Registrazione nuovo alloggio (<text:span text:style-name="T22">2740 volte al giorno</text:span>)</text:p>
        </text:list-item>
        <text:list-item>
          <text:p text:style-name="P58">Creazione lista preferiti</text:p>
        </text:list-item>
        <text:list-item>
          <text:p text:style-name="P58">Aggiornamento lista preferiti</text:p>
        </text:list-item>
        <text:list-item>
          <text:p text:style-name="P58">Aggiunta nuova prenotazione <text:span text:style-name="T21">(960000 volte al giorno</text:span><text:span text:style-name="T22">)</text:span></text:p>
        </text:list-item>
        <text:list-item>
          <text:p text:style-name="P58">Conferma prenotazione da parte dell’host <text:span text:style-name="T22">(700000 al giorno) </text:span></text:p>
        </text:list-item>
        <text:list-item>
          <text:p text:style-name="P58">Cancellazione prenotazione da parte dell’hos<text:span text:style-name="T36">t</text:span> <text:span text:style-name="T22">(</text:span><text:span text:style-name="T35">2</text:span><text:span text:style-name="T22">0000 al giorno)</text:span></text:p>
        </text:list-item>
        <text:list-item>
          <text:p text:style-name="P60">Nuova recensione fatta dall’Host</text:p>
        </text:list-item>
        <text:list-item>
          <text:p text:style-name="P60">Nuova recensione fatta dall’<text:span text:style-name="T29">ospite</text:span></text:p>
        </text:list-item>
        <text:list-item>
          <text:p text:style-name="P60">Pubblicazione recensioni</text:p>
        </text:list-item>
        <text:list-item>
          <text:p text:style-name="P60">Commento recensioni <text:span text:style-name="T32">(si possono commentare anche le non visibili ?? </text:span><text:span text:style-name="T33">ovviamente no</text:span><text:span text:style-name="T32">)</text:span></text:p>
        </text:list-item>
        <text:list-item>
          <text:p text:style-name="P61">Visualizzazione elenco alloggi per città</text:p>
        </text:list-item>
        <text:list-item>
          <text:p text:style-name="P62">Visualizzazione <text:span text:style-name="T34">dettagli alloggio</text:span></text:p>
        </text:list-item>
        <text:list-item>
          <text:p text:style-name="P63">Visualizzazione elenco alloggi per città e tipo</text:p>
        </text:list-item>
        <text:list-item>
          <text:p text:style-name="P63">Visualizzazione elenco alloggi per città e servizi</text:p>
        </text:list-item>
        <text:list-item>
          <text:p text:style-name="P63">Visualizzazione elenco alloggi per nazione</text:p>
        </text:list-item>
        <text:list-item>
          <text:p text:style-name="P59">Cancellazione prenotazione <text:span text:style-name="T35">da parte dell’utente (20 * 10^3 al giorno, così in totale abbiamo 40 * 10^3 cancellazione, coerente, </text:span><text:span text:style-name="T22">supponendo un tasso di cancellazione medio del 5%</text:span><text:span text:style-name="T35">)</text:span></text:p>
        </text:list-item>
        <text:list-item>
          <text:p text:style-name="P64">Dato un host, visualizzare le sue prenotazioni (ha senso, lo si fa per vedere quali prenotazioni cancellare/confermare/prenotare)</text:p>
        </text:list-item>
        <text:list-item>
          <text:p text:style-name="P65">Dato un ospite, visualizzare le sue prenotazioni (ha senso per i motivi di primi)</text:p>
        </text:list-item>
      </text:list>
      <text:p text:style-name="P19"/>
      <text:p text:style-name="P20"/>
      <text:p text:style-name="P27">Glossario</text:p>
      <table:table table:name="Glossario" table:style-name="Glossario" table:template-name="Default Style">
        <table:table-column table:style-name="Glossario.A" table:number-columns-repeated="3"/>
        <table:table-column table:style-name="Glossario.D"/>
        <table:table-row table:style-name="TableLine93930454166256">
          <table:table-cell table:style-name="Glossario.A1" office:value-type="string">
            <text:p text:style-name="P36">Termine</text:p>
          </table:table-cell>
          <table:table-cell table:style-name="Glossario.A1" office:value-type="string">
            <text:p text:style-name="P36">Descrizione</text:p>
          </table:table-cell>
          <table:table-cell table:style-name="Glossario.A1" office:value-type="string">
            <text:p text:style-name="P36">Sinonimi</text:p>
          </table:table-cell>
          <table:table-cell table:style-name="Glossario.D1" office:value-type="string">
            <text:p text:style-name="P36">Collegamenti</text:p>
          </table:table-cell>
        </table:table-row>
        <table:table-row table:style-name="TableLine93930454922720">
          <table:table-cell table:style-name="Glossario.A2" office:value-type="string">
            <text:p text:style-name="P36">Utenti</text:p>
          </table:table-cell>
          <table:table-cell table:style-name="Glossario.A2" office:value-type="string">
            <text:p text:style-name="P37">Colore che prenotano un soggiorno oppure <text:soft-page-break/>chi affitta l’alloggio.</text:p>
          </table:table-cell>
          <table:table-cell table:style-name="Glossario.A2" office:value-type="string">
            <text:p text:style-name="P37">Ospite (rispetto al primo tipo), host e <text:soft-page-break/>superhost (questi ultimi rispetto al secondo tipo)</text:p>
          </table:table-cell>
          <table:table-cell table:style-name="Glossario.D2" office:value-type="string">
            <text:p text:style-name="P37">Prenotazioni, Alloggi, recensioni</text:p>
          </table:table-cell>
        </table:table-row>
        <table:table-row table:style-name="TableLine93930454924384">
          <table:table-cell table:style-name="Glossario.A2" office:value-type="string">
            <text:p text:style-name="P37">Alloggi</text:p>
          </table:table-cell>
          <table:table-cell table:style-name="Glossario.A2" office:value-type="string">
            <text:p text:style-name="P37">Edificio, di vario tipo, affittato dall’utente ospite e messo a disposizione dall’host</text:p>
          </table:table-cell>
          <table:table-cell table:style-name="Glossario.A2" office:value-type="string">
            <text:p text:style-name="P37">Case,Appartamento</text:p>
          </table:table-cell>
          <table:table-cell table:style-name="Glossario.D2" office:value-type="string">
            <text:p text:style-name="P37">Utenti, prenotazioni, recensioni</text:p>
          </table:table-cell>
        </table:table-row>
        <table:table-row table:style-name="Glossario.4">
          <table:table-cell table:style-name="Glossario.A2" office:value-type="string">
            <text:p text:style-name="P37">Prenotazione</text:p>
          </table:table-cell>
          <table:table-cell table:style-name="Glossario.A2" office:value-type="string">
            <text:p text:style-name="P37">Prenotazione di un alloggio da parte di un ospite.</text:p>
            <text:p text:style-name="P37">Deve essere accettata dall’host e può essere cancellata da entrambi.</text:p>
            <text:p text:style-name="P37">È soggetta ad una recensione.</text:p>
          </table:table-cell>
          <table:table-cell table:style-name="Glossario.A2" office:value-type="string">
            <text:p text:style-name="P37">Soggiorno (rispetto ad una prenotazione già completata)</text:p>
          </table:table-cell>
          <table:table-cell table:style-name="Glossario.D2" office:value-type="string">
            <text:p text:style-name="P37">Utenti, prenotazioni ed alloggi</text:p>
          </table:table-cell>
        </table:table-row>
        <table:table-row table:style-name="TableLine93930454926336">
          <table:table-cell table:style-name="Glossario.A2" office:value-type="string">
            <text:p text:style-name="P37">Recensione</text:p>
          </table:table-cell>
          <table:table-cell table:style-name="Glossario.A2" office:value-type="string">
            <text:p text:style-name="P37">Giudizio espresso dall’ospite sull’host e sull’alloggio e dall’host sull’ospite.</text:p>
            <text:p text:style-name="P37">Può essere oggetto di discussione in un apposito thread.</text:p>
            <text:p text:style-name="P37">Diventa visibile solo a determinate condizioni.</text:p>
            <text:p text:style-name="P37">La recensione espressa dall’ospite riguarda più aspetti.</text:p>
          </table:table-cell>
          <table:table-cell table:style-name="Glossario.A2" office:value-type="string">
            <text:p text:style-name="P37">Review</text:p>
          </table:table-cell>
          <table:table-cell table:style-name="Glossario.D2" office:value-type="string">
            <text:p text:style-name="P37">Utenti ed alloggi (e prenotazioni??)</text:p>
          </table:table-cell>
        </table:table-row>
      </table:table>
      <text:p text:style-name="P18"/>
      <text:p text:style-name="P28">Schema schelettro: <text:span text:style-name="T13">Vedere quaderno (e prossimamente drawIo)</text:span></text:p>
      <text:p text:style-name="P20"/>
      <text:p text:style-name="P20">Precisazioni private che non verranno inserite nella documentazione finale</text:p>
      <text:p text:style-name="P11"/>
      <text:p text:style-name="P11">Dal sito di Airbnb:</text:p>
      <text:p text:style-name="P9"><text:span text:style-name="T14">“</text:span>Gli host su Airbnb offrono spazi di ogni genere, da stanze condivise a isole private. Ne esistono di 4 tipi: alloggi interi, stanze private, camere d'hotel e stanze condivise.”</text:p>
      <text:p text:style-name="P9"/>
      <text:p text:style-name="P9"><text:span text:style-name="T17">Alloggi interi</text:span><text:span text:style-name="T5">: “”[...]</text:span>Questo in genere è composto da una camera da letto, un bagno, una cucina e un ingresso separato dedicato.[…<text:span text:style-name="T5">.]”</text:span></text:p>
      <text:p text:style-name="P9"/>
      <text:p text:style-name="P9"><text:span text:style-name="T7">Stanze private </text:span><text:span text:style-name="T5">“[...]</text:span>In questo modo, puoi dormire in una stanza privata e socializzare con altre persone negli spazi condivisi. Per entrare nella tua camera, infatti, potresti dover attraversare spazi occupati da altri. <text:span text:style-name="T5">[…]”</text:span></text:p>
      <text:p text:style-name="P8">Esempi di “spazi occupati da altri” potrebbero essere la cucina, i bagni, il soggiorno, ecc…</text:p>
      <text:p text:style-name="P8"/>
      <text:p text:style-name="P30"><text:span text:style-name="T10">Stanze condivise</text:span><text:span text:style-name="T18">: “[...]</text:span>Dormirai in una stanza assieme ad altri ospiti, con cui condividerai anche il resto dello spazio. Le stanze condivise sono la scelta ideale per i viaggiatori che vogliono spendere meno e cercano nuovi amici. <text:span text:style-name="T18">[…]”</text:span></text:p>
      <text:p text:style-name="P30"/>
      <text:p text:style-name="P31"><text:span text:style-name="T6">(*)</text:span>: il fatto che sia obbligatorio per prenotare si modella semplicemente rendendo il campo obbligatorio.</text:p>
      <text:p text:style-name="P31"><text:soft-page-break/>Il vero problema è capire se il metodo di pagamento sia un dato specificato in fase di registrazione, ed eventualmente modificabile in seguito, oppure da specificarsi per la singola prenotazione.</text:p>
      <text:p text:style-name="P31">Io propenderei per la seconda soluzione, ma la cosa migliore è registarsi e scoprirlo.</text:p>
      <text:p text:style-name="P31"/>
      <text:p text:style-name="P32"><text:span text:style-name="T6">(**)</text:span> Secondo il garante della privacy, l’utente non è obbligato a fornirci la carta d’identità.</text:p>
      <text:p text:style-name="P32">Noi però possiamo richiederla e memorizzarla, a patto di rispettare quanto previsto dal GDPR su indicazione di modalità e fini del trattamento e periodo di conservazione.</text:p>
      <text:p text:style-name="P32">Quindi possiamo usare la presenza/assenza della carta d’identità per stabilire se l’utente sia verificato o meno.</text:p>
      <text:p text:style-name="P32">**OFF-TOPIC***</text:p>
      <text:p text:style-name="P32">Come fare per eliminare la carta? Si potrebbe usare un trigger, innescato dalla cancellazione dell’utente.</text:p>
      <text:p text:style-name="P32"/>
      <text:p text:style-name="P33"><text:span text:style-name="T6">(***)</text:span> Ho tolto l’inoltre perché a mio avviso confondeva.</text:p>
      <text:p text:style-name="P33">Dall’analisi del sito sembrerebbe emergere che l’utente non possa registarsi come superhost, ma solo diventarlo con il tempo, tramite il raggiungimento dei requisiti indicati in seguito.</text:p>
      <text:p text:style-name="P33"/>
      <text:p text:style-name="P34"><text:span text:style-name="T6">(****)</text:span> I costi delle pulizie (eseguite dall’host oppure da qualcun altro <text:s/>da lui incaricato) vengono addebitate all’utente come parte del costo complessivo del soggiorno.</text:p>
      <text:p text:style-name="P34"/>
      <text:p text:style-name="P39"><text:span text:style-name="T6">(*****)</text:span> L’idea è quella di consentire all’utente di costruire un’elenco di alloggi in cui soggiornare durante un viaggio, definito come la tripla (destinazione, data inizio, data fine) (quindi più che un viaggio è un soggiorno)</text:p>
      <text:p text:style-name="P39"/>
      <text:p text:style-name="P38">(******) Queste condizioni sono descritte così per spingerci ad inserire delle ridondanze.</text:p>
      <text:p text:style-name="P38">La vera domanda è, sono da mettere anche in superhost? Dipende dal fatto che lo status di superhost sia revocabile o meno, per ora supponiamo che non lo sia.</text:p>
      <text:p text:style-name="P38"/>
      <text:p text:style-name="P40"><text:span text:style-name="T6">Osservazioni</text:span>:</text:p>
      <text:list xml:id="list1429724661" text:style-name="L11">
        <text:list-item>
          <text:p text:style-name="P70"><text:span text:style-name="T37">I servizi possono essere aggiunti solo da AirBnB </text:span><text:span text:style-name="T38">(approfondire questa cosa)</text:span></text:p>
        </text:list-item>
        <text:list-item>
          <text:p text:style-name="P71">Controllare di non aver fissato nulla a priori</text:p>
        </text:list-item>
        <text:list-item>
          <text:p text:style-name="P72">L’utente Non può prenotare due volte nello stesso posto oppure in posti diversi nella realtà</text:p>
        </text:list-item>
        <text:list-item>
          <text:p text:style-name="P72">Come gestire il caso in cui due utenti vogliono prenotare nella stessa data? In teoria è un aspetto di cui deve farsi carico chi progetta l’applicazione, nel nostro db ci sono tutte le info per rilevare la presenza di una prenotazione nella data scelta dall’utente</text:p>
        </text:list-item>
        <text:list-item>
          <text:p text:style-name="P73">La lista non è collegata al viaggio o ad una città, ma solo ad un periodo di tempo</text:p>
        </text:list-item>
        <text:list-item>
          <text:p text:style-name="P74">Calendario per disponibilità alloggio</text:p>
        </text:list-item>
        <text:list-item>
          <text:p text:style-name="P74">Metodi di pagamento: storico di quelli usati oppure elenco di quelli accettati? Both. Basta aggiungere le date di utilizzo</text:p>
        </text:list-item>
      </text:list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08:47:19.075784828</meta:creation-date>
    <dc:date>2022-05-10T10:12:29.521945306</dc:date>
    <meta:editing-duration>PT11H35M53S</meta:editing-duration>
    <meta:editing-cycles>29</meta:editing-cycles>
    <meta:generator>LibreOffice/7.3.2.2$Linux_X86_64 LibreOffice_project/30$Build-2</meta:generator>
    <meta:document-statistic meta:table-count="1" meta:image-count="0" meta:object-count="0" meta:page-count="5" meta:paragraph-count="154" meta:word-count="1903" meta:character-count="12581" meta:non-whitespace-character-count="10841"/>
  </office:meta>
</office:document-meta>
</file>